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734c" officeooo:paragraph-rsid="0013734c"/>
    </style:style>
    <style:style style:name="P2" style:family="paragraph" style:parent-style-name="Standard" style:list-style-name="L1">
      <style:text-properties officeooo:rsid="0013734c" officeooo:paragraph-rsid="0013734c"/>
    </style:style>
    <style:style style:name="P3" style:family="paragraph" style:parent-style-name="Standard" style:list-style-name="L1">
      <style:text-properties officeooo:rsid="0013c1c4" officeooo:paragraph-rsid="0013c1c4"/>
    </style:style>
    <style:style style:name="P4" style:family="paragraph" style:parent-style-name="Standard">
      <style:text-properties officeooo:rsid="0013c1c4" officeooo:paragraph-rsid="0013c1c4"/>
    </style:style>
    <style:style style:name="P5" style:family="paragraph" style:parent-style-name="Standard" style:list-style-name="L2">
      <style:text-properties officeooo:rsid="0013c1c4" officeooo:paragraph-rsid="0013c1c4"/>
    </style:style>
    <style:style style:name="T1" style:family="text">
      <style:text-properties officeooo:rsid="0013c1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nglet facturation « Gestion parents » dans lequel on choisi si on facture les prof au cours, ou au mois</text:p>
      <text:p text:style-name="Standard"/>
      <text:p text:style-name="Standard">Prise en compte des factures accompte émises par le prof pour les facturations au mois ou au cours</text:p>
      <text:p text:style-name="Standard">→ Donc lien entre les heures et la facture qui les a payé pour la faire apparaître (donc à chaque fois qu’on a une facture, on déduit sa somme de la facture d’accompte et on paie ce qu’il reste etc..)</text:p>
      <text:p text:style-name="Standard"/>
      <text:p text:style-name="Standard">Répercution du nombre d’heure acheter dans les dashboard parents et profs</text:p>
      <text:p text:style-name="Standard"/>
      <text:p text:style-name="Standard">pop up à la fin d’une room pour afficher <text:span text:style-name="T1">si on contabilise le cours ou non (et cobmein de min (par défaut le temps de cours renseigné)) + si l’enregistrement a été lancé si on fait le CR IA.</text:span></text:p>
      <text:p text:style-name="Standard"/>
      <text:p text:style-name="P1">Bug facture :</text:p>
      <text:list text:style-name="L1">
        <text:list-item>
          <text:p text:style-name="P2">Mauvais affichage TVA côté prof</text:p>
        </text:list-item>
        <text:list-item>
          <text:p text:style-name="P2">Quand on créé une facture, on affiche le montant TTC</text:p>
        </text:list-item>
        <text:list-item>
          <text:p text:style-name="P2">On doit afficher que le montant dans le tableau recap des factures côtés prof et parents</text:p>
        </text:list-item>
        <text:list-item>
          <text:p text:style-name="P2">Dans la facture, la note sur la TVA est rogné</text:p>
        </text:list-item>
        <text:list-item>
          <text:p text:style-name="P2">On doit enlevé le (payé) dans la facture. Je veux qu’on génère la facture dès qu’elle est émise par le prof, avant même que ça soit payé.</text:p>
        </text:list-item>
        <text:list-item>
          <text:p text:style-name="P2">Quand la facture est payé, on la regénère à l’identique mais avec un tampon « payé » rouge et la date du paiement en dessous</text:p>
        </text:list-item>
        <text:list-item>
          <text:p text:style-name="P2">Si on supprime une facture avant qu’elle soit payé, ça la supprime pas, <text:span text:style-name="T1">ça crée juste une contre facture d’annulation</text:span></text:p>
        </text:list-item>
        <text:list-item>
          <text:p text:style-name="P3">On change l’id de la facture pour mettre quelque chose d’incrémental</text:p>
        </text:list-item>
      </text:list>
      <text:p text:style-name="P4"/>
      <text:p text:style-name="P4">Il faut rajouter els CGV</text:p>
      <text:p text:style-name="P4">Il faut rajouter l’accord de mandat de facture</text:p>
      <text:p text:style-name="P4">Il faut que génère les factures mathbox / prof</text:p>
      <text:p text:style-name="P4"/>
      <text:p text:style-name="P4"/>
      <text:p text:style-name="P4"/>
      <text:p text:style-name="P4">Bascule S4</text:p>
      <text:p text:style-name="P4"/>
      <text:p text:style-name="P4"/>
      <text:p text:style-name="P4">Implementation IA</text:p>
      <text:p text:style-name="P4"/>
      <text:p text:style-name="P4">ROOM :</text:p>
      <text:list text:style-name="L2">
        <text:list-item>
          <text:p text:style-name="P5">Bouton pour lancer enregistrement</text:p>
        </text:list-item>
        <text:list-item>
          <text:p text:style-name="P5">Zoom tableau blanc</text:p>
        </text:list-item>
        <text:list-item>
          <text:p text:style-name="P5">Déplacement image intégré</text:p>
        </text:list-item>
        <text:list-item>
          <text:p text:style-name="P5">Import/export ongle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22:40:11.357340856</meta:creation-date>
    <dc:date>2026-03-07T22:54:48.796736088</dc:date>
    <meta:editing-duration>PT4M18S</meta:editing-duration>
    <meta:editing-cycles>1</meta:editing-cycles>
    <meta:document-statistic meta:table-count="0" meta:image-count="0" meta:object-count="0" meta:page-count="1" meta:paragraph-count="24" meta:word-count="307" meta:character-count="1597" meta:non-whitespace-character-count="1326"/>
    <meta:generator>LibreOffice/25.8.4.2$Linux_X86_64 LibreOffice_project/290daaa01b999472f0c7a3890eb6a550fd74c6df</meta:generator>
  </office:meta>
</office:document-meta>
</file>